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B10A73EB01DFCB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cm, 3.847cm, 10.472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1cm" svg:height="21.3cm" svg:x="0.991cm" svg:y="2.391cm">
          <draw:image xlink:href="Pictures/10000000000005E8000007E02B10A73EB01DFC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7:38.575253222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